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Likhan" svg:font-family="Likhan" style:font-pitch="variable"/>
    <style:font-face style:name="Lohit Assamese" svg:font-family="'Lohit Assamese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fo:language="pl" fo:country="PL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DejaVu Sans" fo:font-size="15pt" fo:language="pl" fo:country="PL" fo:font-weight="bold" officeooo:rsid="00142033" officeooo:paragraph-rsid="00142033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" fo:font-size="22pt" fo:language="pl" fo:country="PL" fo:font-weight="bold" officeooo:rsid="0014b66d" officeooo:paragraph-rsid="0014b66d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DejaVu Sans" fo:font-size="11pt" fo:language="pl" fo:country="PL" fo:font-weight="bold" officeooo:rsid="001558a7" officeooo:paragraph-rsid="001558a7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DejaVu Sans" fo:font-size="11pt" fo:language="pl" fo:country="PL" fo:font-weight="normal" officeooo:rsid="001558a7" officeooo:paragraph-rsid="001558a7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DejaVu Sans" fo:font-size="11pt" fo:language="pl" fo:country="PL" fo:font-weight="normal" officeooo:rsid="00169b75" officeooo:paragraph-rsid="00169b75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DejaVu Sans" fo:font-size="11pt" fo:language="pl" fo:country="PL" fo:font-style="normal" fo:font-weight="normal" officeooo:rsid="00169b75" officeooo:paragraph-rsid="00169b7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DejaVu Sans" fo:font-size="11pt" fo:language="pl" fo:country="PL" fo:font-style="normal" fo:font-weight="normal" officeooo:rsid="00197808" officeooo:paragraph-rsid="0019780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list-style-name="L1">
      <style:text-properties style:font-name="DejaVu Sans" fo:font-size="11pt" fo:language="pl" fo:country="PL" fo:font-style="normal" fo:font-weight="normal" officeooo:rsid="001b450f" officeooo:paragraph-rsid="001b450f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DejaVu Sans" fo:font-size="11pt" fo:language="pl" fo:country="PL" fo:font-style="normal" fo:font-weight="bold" officeooo:rsid="00197808" officeooo:paragraph-rsid="00197808" style:font-size-asian="9.60000038146973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9.60000038146973pt" style:font-size-complex="11pt"/>
    </style:style>
    <style:style style:name="T4" style:family="text">
      <style:text-properties fo:font-size="11pt" officeooo:rsid="00142033" style:font-size-asian="9.60000038146973pt" style:font-size-complex="11pt"/>
    </style:style>
    <style:style style:name="T5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T6" style:family="text">
      <style:text-properties officeooo:rsid="00169b75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83d73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83d73"/>
    </style:style>
    <style:style style:name="T11" style:family="text">
      <style:text-properties officeooo:rsid="001978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Opis programu</text:p>
      <text:p text:style-name="P5"><text:tab/></text:p>
      <text:p text:style-name="P5"><text:tab/>Program realizuje popularną grę w statki. <text:span text:style-name="T6">Język programowania – Python 3.6.</text:span> Pozwala na grę przy pomocy terminala pomiędzy użytkownikami różnych komputerów, podłączonych do sieci. Komunikacja została zrealizowana na zasadzie klient – serwer, za pomocą protokołu TCP. </text:p>
      <text:p text:style-name="P5"/>
      <text:p text:style-name="P4">2. Działanie</text:p>
      <text:p text:style-name="P5"><text:tab/></text:p>
      <text:p text:style-name="P5"><text:tab/>Po uruchomieniu serwera oczekuje się na pierwszego klienta ( gniazdo w stanie Listen). Po połączeniu się klienta z serwerem (utworzenie nowego gniazda do obsługi połączenia z klientem) następuje inicjalizacja odpowiednich metod do gry w statki. </text:p>
      <text:p text:style-name="P5">Od tego momentu działanie i funkcjonalność zarówno klienta jak i serwera <text:span text:style-name="T6">jest identyczna. </text:span></text:p>
      <text:p text:style-name="P6">Następuje przejście do nieskończonej pętli <text:span text:style-name="T7">while True</text:span>. W nieskończonej pętli przy pomocy funkcji <text:span text:style-name="T7">select() </text:span><text:span text:style-name="T9">obsługujemy zdarzenia gotowe do odczytu z listy podanych gniazd. W liście gniazd znajdują się: gniazdo odpowiedzialne za zestawienie połączenia z drugim użytkownikiem końcowym (klient lub serwer) oraz systemowe, standardowe wejście (</text:span><text:span text:style-name="T7">sys.stdin</text:span><text:span text:style-name="T9">). </text:span></text:p>
      <text:p text:style-name="P6"><text:span text:style-name="T9">Każdy deskryptor oraz dane z niego odczytane są odpowiednio obsługiwane. </text:span></text:p>
      <text:p text:style-name="P7"/>
      <text:p text:style-name="P7">Została zaimplementowana klasa <text:span text:style-name="T7">battleshipBoard</text:span>, odpowiedzialna za obsługę samego mechanizmu gry w statki. <text:span text:style-name="T10">Każdy użytkownik końcowy w swoim programie posiada zadeklarowany obiekt </text:span><text:span text:style-name="T8">opponentBoard</text:span><text:span text:style-name="T10"> reprezentujący planszę statków przeciwnika oraz </text:span><text:span text:style-name="T8">localBoard </text:span><text:span text:style-name="T11">reprezentujący planszę statków gracza. </text:span></text:p>
      <text:p text:style-name="P7"/>
      <text:p text:style-name="P10">3. Zasady gry</text:p>
      <text:p text:style-name="P10"/>
      <text:p text:style-name="P8"><text:tab/>Po zainicjowaniu statków przez obu graczy zostaje wyświetlony odpowiedni komunikat o gotowości każdego gracza. Rozpoczyna grę pierwszy gracz, który wyśle wiadomość ze współrzędnymi w odpowiednim formacie. W przypadu trafienia otrzymujemy wiadomość „Hit!” i odpowiedni wpis do naszej opponentBoard. W przeciwnym razie otrzymujemy wiadomość „Missed!” oraz odpowiedni wpis do naszej opponentBoard. Następnie sprawdzanie współrzędnych następuje na przemian. </text:p>
      <text:p text:style-name="P8"><text:tab/>W celu wyświetlenia swojej planszy oraz pól trafionych przez przeciwnika, należy na standardowe wejście wpisać: „<text:span text:style-name="T7">player”</text:span>. W celu sprawdzenia aktualnej reprezentacji <text:s/>planszy przeciwnika (trafione statki oraz pola nietrafione) należy na standardowe wejście wpisać: „<text:span text:style-name="T7">opponent</text:span>”. </text:p>
      <text:p text:style-name="P8"><text:tab/>Rozgrywka toczy się dopóki któryś z graczy nie zbije wszystkich statków (20 pól) przeciwnika. Wtedy zostaje wyświetlona informacja o końcu gry, o wygranym rozgrywki oraz zerwanie połączenia. </text:p>
      <text:p text:style-name="P8"/>
      <text:p text:style-name="P8"><text:span text:style-name="T2">4. Użyte biblioteki</text:span></text:p>
      <text:p text:style-name="P8"><text:span text:style-name="T2"/></text:p>
      <text:list xml:id="list7650767016107615076" text:style-name="L1">
        <text:list-item>
          <text:p text:style-name="P9">sys</text:p>
        </text:list-item>
        <text:list-item>
          <text:p text:style-name="P9">socket</text:p>
        </text:list-item>
        <text:list-item>
          <text:p text:style-name="P9">select</text:p>
        </text:list-item>
        <text:list-item>
          <text:p text:style-name="P9">PrettyTable (do czytelnego wyświetlania planszy gracz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Likhan" svg:font-family="Likhan" style:font-pitch="variable"/>
    <style:font-face style:name="Lohit Assamese" svg:font-family="'Lohit Assamese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ejaVu Sans" fo:font-size="22pt" fo:language="pl" fo:country="PL" fo:font-weight="bold" officeooo:rsid="0014b66d" officeooo:paragraph-rsid="0014b66d" style:font-size-asian="22pt" style:font-weight-asian="bold" style:font-size-complex="22pt" style:font-weight-complex="bold"/>
    </style:style>
    <style:style style:name="MP2" style:family="paragraph" style:parent-style-name="Standard">
      <style:text-properties style:font-name="DejaVu Sans" fo:font-size="15pt" fo:language="pl" fo:country="PL" fo:font-weight="bold" style:font-size-asian="15pt" style:font-weight-asian="bold" style:font-size-complex="15pt" style:font-weight-complex="bold"/>
    </style:style>
    <style:style style:name="MP3" style:family="paragraph" style:parent-style-name="Standard">
      <style:text-properties style:font-name="DejaVu Sans" fo:font-size="15pt" fo:language="pl" fo:country="PL" fo:font-weight="bold" officeooo:rsid="00142033" officeooo:paragraph-rsid="00142033" style:font-size-asian="15pt" style:font-weight-asian="bold" style:font-size-complex="15pt" style:font-weight-complex="bold"/>
    </style:style>
    <style:style style:name="MT1" style:family="text">
      <style:text-properties fo:font-size="11pt" fo:font-weight="normal" officeooo:rsid="00142033" style:font-size-asian="9.60000038146973pt" style:font-weight-asian="normal" style:font-size-complex="11pt" style:font-weight-complex="normal"/>
    </style:style>
    <style:style style:name="MT2" style:family="text">
      <style:text-properties fo:font-size="11pt" officeooo:rsid="00142033" style:font-size-asian="9.60000038146973pt" style:font-size-complex="11pt"/>
    </style:style>
    <style:style style:name="MT3" style:family="text">
      <style:text-properties fo:font-size="11pt" style:font-size-asian="9.60000038146973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kumentacja</text:p>
        <text:p text:style-name="MP2">Program typu klient – serwer: gra w statki<text:line-break/><text:span text:style-name="MT1">Projekt nr 3. </text:span></text:p>
        <text:p text:style-name="MP2"><text:span text:style-name="MT1"/></text:p>
        <text:p text:style-name="MP3"><text:span text:style-name="MT2">M</text:span><text:span text:style-name="MT3">ateusz Plint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7:19:11.078960458</meta:creation-date>
    <dc:date>2018-05-12T18:21:22.746408525</dc:date>
    <meta:editing-duration>PT8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23" meta:character-count="2460" meta:non-whitespace-character-count="2140"/>
  </office:meta>
</office:document-meta>
</file>